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textarea-horizontal-align="justify" draw:textarea-vertical-align="middle" draw:auto-grow-height="false" fo:min-height="1.751cm" fo:min-width="3.001cm"/>
      <style:paragraph-properties style:writing-mode="lr-tb"/>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Infographic1-subtitle">
      <style:graphic-properties draw:fill-color="#ffffff" fo:min-height="2.067cm"/>
      <style:paragraph-properties style:writing-mode="lr-tb"/>
    </style:style>
    <style:style style:name="pr7" style:family="presentation" style:parent-style-name="Infographic1-subtitle">
      <style:graphic-properties draw:fill-color="#ffffff" fo:min-height="1.146cm"/>
      <style:paragraph-properties style:writing-mode="lr-tb"/>
    </style:style>
    <style:style style:name="pr8" style:family="presentation" style:parent-style-name="Infographic1-subtitle">
      <style:graphic-properties draw:fill-color="#ffffff" fo:min-height="1.088cm"/>
      <style:paragraph-properties style:writing-mode="lr-tb"/>
    </style:style>
    <style:style style:name="pr9" style:family="presentation" style:parent-style-name="Infographic1-subtitle">
      <style:graphic-properties draw:fill-color="#ffffff" fo:min-height="2.906cm"/>
      <style:paragraph-properties style:writing-mode="lr-tb"/>
    </style:style>
    <style:style style:name="pr10" style:family="presentation" style:parent-style-name="Infographic1-subtitle">
      <style:graphic-properties draw:fill-color="#ffffff" fo:min-height="1.708cm"/>
      <style:paragraph-properties style:writing-mode="lr-tb"/>
    </style:style>
    <style:style style:name="pr11" style:family="presentation" style:parent-style-name="Infographic1-title">
      <style:graphic-properties fo:min-height="1.805cm"/>
      <style:paragraph-properties style:writing-mode="lr-tb"/>
    </style:style>
    <style:style style:name="pr12" style:family="presentation" style:parent-style-name="Infographic1-notes">
      <style:graphic-properties draw:fill-color="#ffffff" draw:auto-grow-height="true" fo:min-height="12.572cm"/>
      <style:paragraph-properties style:writing-mode="lr-tb"/>
    </style:style>
    <style:style style:name="pr13" style:family="presentation" style:parent-style-name="Infographic3-subtitle">
      <style:graphic-properties draw:fill-color="#ffffff" fo:min-height="2.117cm"/>
      <style:paragraph-properties style:writing-mode="lr-tb"/>
    </style:style>
    <style:style style:name="pr14" style:family="presentation" style:parent-style-name="Infographic3-title">
      <style:graphic-properties fo:min-height="1.343cm"/>
      <style:paragraph-properties style:writing-mode="lr-tb"/>
    </style:style>
    <style:style style:name="pr15" style:family="presentation" style:parent-style-name="Infographic3-notes">
      <style:graphic-properties draw:fill-color="#ffffff" draw:auto-grow-height="true" fo:min-height="12.572cm"/>
      <style:paragraph-properties style:writing-mode="lr-tb"/>
    </style:style>
    <style:style style:name="pr16" style:family="presentation" style:parent-style-name="End-title">
      <style:graphic-properties fo:min-height="1.923cm"/>
      <style:paragraph-properties style:writing-mode="lr-tb"/>
    </style:style>
    <style:style style:name="pr17" style:family="presentation" style:parent-style-name="End-title">
      <style:graphic-properties fo:min-height="1.843cm"/>
      <style:paragraph-properties style:writing-mode="lr-tb"/>
    </style:style>
    <style:style style:name="pr1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8" style:family="paragraph">
      <loext:graphic-properties draw:fill="solid" draw:fill-color="#f2c02c"/>
      <style:paragraph-properties fo:text-align="center"/>
      <style:text-properties style:font-name="Noto Sans1"/>
    </style:style>
    <style:style style:name="P9" style:family="paragraph">
      <loext:graphic-properties draw:fill="none" draw:fill-color="#f2c02c"/>
      <style:paragraph-properties fo:text-align="center"/>
      <style:text-properties style:font-name="Noto Sans1"/>
    </style:style>
    <style:style style:name="P10" style:family="paragraph">
      <style:paragraph-properties fo:text-align="center"/>
      <style:text-properties style:font-name="Noto Sans1"/>
    </style:style>
    <style:style style:name="P11" style:family="paragraph">
      <loext:graphic-properties draw:fill="solid" draw:fill-color="#000000"/>
      <style:paragraph-properties fo:text-align="center"/>
      <style:text-properties style:font-name="Noto Sans1"/>
    </style:style>
    <style:style style:name="P12" style:family="paragraph">
      <loext:graphic-properties draw:fill-color="#ffffff"/>
      <style:paragraph-properties fo:text-align="start" style:writing-mode="lr-tb"/>
      <style:text-properties style:font-name="Noto Sans1" fo:font-size="10.5pt" style:font-size-asian="10.5pt" style:font-size-complex="10.5pt"/>
    </style:style>
    <style:style style:name="P13" style:family="paragraph">
      <style:paragraph-properties fo:text-align="start" style:writing-mode="lr-tb"/>
      <style:text-properties style:font-name="Noto Sans1" fo:font-size="22pt" style:font-size-asian="22pt" style:font-size-complex="22pt"/>
    </style:style>
    <style:style style:name="P14" style:family="paragraph">
      <loext:graphic-properties draw:fill="solid" draw:fill-color="#ffffff" draw:opacity="66%"/>
      <style:paragraph-properties fo:text-align="center"/>
      <style:text-properties style:font-name="Noto Sans1"/>
    </style:style>
    <style:style style:name="P15" style:family="paragraph">
      <loext:graphic-properties draw:fill="solid" draw:fill-color="#ffffff"/>
      <style:paragraph-properties fo:text-align="center"/>
      <style:text-properties style:font-name="Noto Sans1"/>
    </style:style>
    <style:style style:name="P16" style:family="paragraph">
      <loext:graphic-properties draw:fill="solid" draw:fill-color="#ffffff" draw:opacity="42%"/>
      <style:paragraph-properties fo:text-align="center"/>
      <style:text-properties style:font-name="Noto Sans1"/>
    </style:style>
    <style:style style:name="P17" style:family="paragraph">
      <loext:graphic-properties draw:fill="solid" draw:fill-color="#ffffff" draw:opacity="87%"/>
      <style:paragraph-properties fo:text-align="center"/>
      <style:text-properties style:font-name="Noto Sans1"/>
    </style:style>
    <style:style style:name="P18" style:family="paragraph">
      <style:paragraph-properties fo:text-align="end"/>
      <style:text-properties fo:font-weight="bold" style:font-weight-asian="bold" style:font-weight-complex="bold"/>
    </style:style>
    <style:style style:name="P19" style:family="paragraph">
      <loext:graphic-properties draw:fill-color="#ffffff"/>
      <style:paragraph-properties fo:text-align="end" style:writing-mode="lr-tb"/>
      <style:text-properties style:font-name="Noto Sans1" fo:font-size="11pt" fo:font-weight="bold" style:font-size-asian="11pt" style:font-weight-asian="bold" style:font-size-complex="11pt" style:font-weight-complex="bold"/>
    </style:style>
    <style:style style:name="P20" style:family="paragraph">
      <style:paragraph-properties fo:text-align="start" style:writing-mode="lr-tb"/>
      <style:text-properties style:font-name="Open Sans Condensed" fo:font-size="40pt" fo:font-weight="normal" style:font-size-asian="40pt" style:font-size-complex="40pt"/>
    </style:style>
    <style:style style:name="P21"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10.5pt" style:font-size-asian="10.5pt" style:font-size-complex="10.5pt"/>
    </style:style>
    <style:style style:name="T6" style:family="text">
      <style:text-properties style:font-name="Noto Sans1" fo:font-size="22pt" style:font-size-asian="22pt" style:font-size-complex="22pt"/>
    </style:style>
    <style:style style:name="T7" style:family="text">
      <style:text-properties style:font-name="Noto Sans1" fo:font-size="11pt" fo:font-weight="bold" style:font-size-asian="11pt" style:font-weight-asian="bold" style:font-size-complex="11pt" style:font-weight-complex="bold"/>
    </style:style>
    <style:style style:name="T8" style:family="text">
      <style:text-properties style:font-name="Open Sans Condensed" fo:font-size="40pt" fo:font-weight="normal" style:font-size-asian="40pt" style:font-size-complex="40pt"/>
    </style:style>
    <style:style style:name="T9"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S</text:span><text:span text:style-name="T1">a</text:span><text:span text:style-name="T1">f</text:span><text:span text:style-name="T1">a</text:span><text:span text:style-name="T1">l</text:span><text:span text:style-name="T1"> </text:span><text:span text:style-name="T1">M</text:span><text:span text:style-name="T1">u</text:span><text:span text:style-name="T1">k</text:span><text:span text:style-name="T1">h</text:span><text:span text:style-name="T1">i</text:span><text:span text:style-name="T1">a</text:span></text:p>
        </draw:polygon>
        <draw:frame presentation:style-name="pr1" draw:text-style-name="P4" draw:layer="layout" svg:width="10.792cm" svg:height="2.507cm" svg:x="13.825cm" svg:y="6.851cm" presentation:class="title" presentation:user-transformed="true">
          <draw:text-box>
            <text:p text:style-name="P3"><text:span text:style-name="T2">S</text:span><text:span text:style-name="T2">o</text:span><text:span text:style-name="T2">u</text:span><text:span text:style-name="T2">l</text:span><text:span text:style-name="T2">f</text:span><text:span text:style-name="T2">u</text:span><text:span text:style-name="T2">l</text:span><text:span text:style-name="T2"> </text:span><text:span text:style-name="T2">T</text:span><text:span text:style-name="T2">e</text:span><text:span text:style-name="T2">r</text:span><text:span text:style-name="T2">r</text:span><text:span text:style-name="T2">a</text:span><text:span text:style-name="T2"> </text:span><text:span text:style-name="T2">T</text:span><text:span text:style-name="T2">e</text:span><text:span text:style-name="T2">c</text:span><text:span text:style-name="T2">h</text:span><text:span text:style-name="T2"> </text:span><text:span text:style-name="T2">P</text:span><text:span text:style-name="T2">r</text:span><text:span text:style-name="T2">o</text:span><text:span text:style-name="T2">j</text:span><text:span text:style-name="T2">e</text:span><text:span text:style-name="T2">c</text:span><text:span text:style-name="T2">t</text:span></text:p>
          </draw:text-box>
        </draw:frame>
        <draw:frame presentation:style-name="pr2" draw:text-style-name="P5" draw:layer="layout" svg:width="11.176cm" svg:height="1.347cm" svg:x="1.734cm" svg:y="13.563cm">
          <draw:text-box>
            <text:p text:style-name="P3"><text:span text:style-name="T3">V</text:span><text:span text:style-name="T3">e</text:span><text:span text:style-name="T3">r</text:span><text:span text:style-name="T3">s</text:span><text:span text:style-name="T3">i</text:span><text:span text:style-name="T3">o</text:span><text:span text:style-name="T3">n</text:span><text:span text:style-name="T3"> </text:span><text:span text:style-name="T3">1</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text:p>
            <text:p text:style-name="P1"><text:span text:style-name="T4">T</text:span><text:span text:style-name="T4">h</text:span><text:span text:style-name="T4">e</text:span><text:span text:style-name="T4"> </text:span><text:span text:style-name="T4">S</text:span><text:span text:style-name="T4">o</text:span><text:span text:style-name="T4">u</text:span><text:span text:style-name="T4">l</text:span><text:span text:style-name="T4">f</text:span><text:span text:style-name="T4">u</text:span><text:span text:style-name="T4">l</text:span><text:span text:style-name="T4"> </text:span><text:span text:style-name="T4">T</text:span><text:span text:style-name="T4">e</text:span><text:span text:style-name="T4">r</text:span><text:span text:style-name="T4">r</text:span><text:span text:style-name="T4">a</text:span><text:span text:style-name="T4"> </text:span><text:span text:style-name="T4">T</text:span><text:span text:style-name="T4">e</text:span><text:span text:style-name="T4">c</text:span><text:span text:style-name="T4">h</text:span></text:p>
            <text:p text:style-name="P1"><text:span text:style-name="T4"><text:a xlink:href="https://github.com/sm634/STT/tree/main" xlink:type="simple">https://github.com/sm634/STT/tree/main</text:a></text:span></text:p>
            <text:p text:style-name="P1"><text:span text:style-name="T4"/></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Infographic1" presentation:presentation-page-layout-name="AL1T1">
        <draw:polygon draw:style-name="gr3" draw:text-style-name="P8" draw:layer="layout" svg:width="2.916cm" svg:height="2.115cm" svg:x="3.583cm" svg:y="7.38cm" svg:viewBox="0 0 2917 2116" draw:points="729,1587 0,1058 1458,0 2917,1058 1458,2116">
          <text:p/>
        </draw:polygon>
        <draw:polygon draw:style-name="gr4" draw:text-style-name="P9" draw:layer="layout" svg:width="2.916cm" svg:height="2.116cm" svg:x="3.5cm" svg:y="6.771cm" svg:viewBox="0 0 2917 2117" draw:points="729,1588 0,1058 1458,0 2917,1058 1458,2117">
          <text:p/>
        </draw:polygon>
        <draw:polygon draw:style-name="gr3" draw:text-style-name="P8" draw:layer="layout" svg:width="2.915cm" svg:height="2.115cm" svg:x="7.802cm" svg:y="7.029cm" svg:viewBox="0 0 2916 2116" draw:points="729,1587 0,1058 1458,0 2916,1058 1458,2116">
          <text:p/>
        </draw:polygon>
        <draw:polygon draw:style-name="gr4" draw:text-style-name="P9" draw:layer="layout" svg:width="2.915cm" svg:height="2.116cm" svg:x="7.802cm" svg:y="6.783cm" svg:viewBox="0 0 2916 2117" draw:points="729,1588 0,1058 1458,0 2916,1058 1458,2117">
          <text:p/>
        </draw:polygon>
        <draw:polygon draw:style-name="gr3" draw:text-style-name="P8" draw:layer="layout" svg:width="2.916cm" svg:height="2.115cm" svg:x="12.541cm" svg:y="7.029cm" svg:viewBox="0 0 2917 2116" draw:points="729,1587 0,1058 1458,0 2917,1058 1458,2116">
          <text:p/>
        </draw:polygon>
        <draw:polygon draw:style-name="gr4" draw:text-style-name="P9" draw:layer="layout" svg:width="2.916cm" svg:height="2.116cm" svg:x="12.541cm" svg:y="6.783cm" svg:viewBox="0 0 2917 2117" draw:points="729,1588 0,1058 1458,0 2917,1058 1458,2117">
          <text:p/>
        </draw:polygon>
        <draw:polygon draw:style-name="gr3" draw:text-style-name="P8" draw:layer="layout" svg:width="2.916cm" svg:height="2.115cm" svg:x="17.234cm" svg:y="7.029cm" svg:viewBox="0 0 2917 2116" draw:points="729,1587 0,1058 1458,0 2917,1058 1458,2116">
          <text:p/>
        </draw:polygon>
        <draw:polygon draw:style-name="gr4" draw:text-style-name="P9" draw:layer="layout" svg:width="2.916cm" svg:height="2.116cm" svg:x="17.234cm" svg:y="6.783cm" svg:viewBox="0 0 2917 2117" draw:points="729,1588 0,1058 1458,0 2917,1058 1458,2117">
          <text:p/>
        </draw:polygon>
        <draw:polygon draw:style-name="gr3" draw:text-style-name="P8" draw:layer="layout" svg:width="2.915cm" svg:height="2.115cm" svg:x="22.065cm" svg:y="7.029cm" svg:viewBox="0 0 2916 2116" draw:points="729,1587 0,1058 1458,0 2916,1058 1458,2116">
          <text:p/>
        </draw:polygon>
        <draw:polygon draw:style-name="gr4" draw:text-style-name="P9" draw:layer="layout" svg:width="2.915cm" svg:height="2.116cm" svg:x="22.065cm" svg:y="6.783cm" svg:viewBox="0 0 2916 2117" draw:points="729,1588 0,1058 1458,0 2916,1058 1458,2117">
          <text:p/>
        </draw:polygon>
        <draw:line draw:style-name="gr5" draw:text-style-name="P10" draw:layer="layout" svg:x1="4.771cm" svg:y1="9.846cm" svg:x2="23.523cm" svg:y2="9.846cm">
          <text:p/>
        </draw:line>
        <draw:polygon draw:style-name="gr6" draw:text-style-name="P11" draw:layer="layout" svg:width="0.514cm" svg:height="0.373cm" svg:x="4.514cm" svg:y="9.659cm" svg:viewBox="0 0 515 374" draw:points="515,187 514,200 513,212 510,224 507,236 502,247 496,258 489,270 481,281 472,292 462,302 451,311 440,319 428,327 415,335 401,342 386,349 371,355 355,360 340,364 324,368 308,371 291,372 274,373 257,374 240,373 223,372 206,371 190,368 175,364 159,360 144,355 128,349 113,342 99,335 86,327 74,319 63,311 53,302 43,292 34,281 26,270 19,258 13,247 8,236 4,224 2,212 0,200 0,187 0,174 2,163 4,150 8,139 13,127 19,116 26,104 34,94 43,83 53,73 63,63 74,54 86,46 99,38 113,31 128,25 144,19 159,14 175,9 190,6 206,4 223,1 240,0 257,0 275,0 292,1 308,4 324,6 340,9 355,14 371,19 386,25 401,31 415,38 428,46 440,54 451,63 462,73 472,83 481,94 489,104 496,116 502,127 507,139 510,150 513,162 514,174">
          <text:p/>
        </draw:polygon>
        <draw:polygon draw:style-name="gr6" draw:text-style-name="P11" draw:layer="layout" svg:width="0.515cm" svg:height="0.373cm" svg:x="23.265cm" svg:y="9.659cm" svg:viewBox="0 0 516 374" draw:points="516,187 515,200 514,212 511,224 507,236 503,247 497,258 489,269 481,281 472,292 462,302 452,311 440,320 428,328 416,335 402,342 387,349 372,355 356,360 341,364 325,368 309,371 292,372 275,373 258,374 240,373 224,372 207,371 191,368 175,364 160,360 144,355 129,349 114,342 100,335 87,328 75,320 64,311 54,302 44,292 35,281 27,269 20,258 14,247 9,236 5,224 2,212 1,200 0,187 1,174 2,163 5,150 9,139 14,127 20,116 27,104 35,94 44,83 54,73 64,63 75,54 87,46 100,38 114,31 129,25 144,19 160,14 175,9 191,6 207,4 223,1 240,0 258,0 275,0 292,1 309,4 325,6 341,9 356,14 372,19 387,25 402,31 416,38 428,46 440,54 452,63 462,73 472,83 481,94 489,104 497,116 503,127 507,139 511,150 514,162 515,174">
          <text:p/>
        </draw:polygon>
        <draw:polygon draw:style-name="gr6" draw:text-style-name="P11" draw:layer="layout" svg:width="0.515cm" svg:height="0.373cm" svg:x="9.002cm" svg:y="9.659cm" svg:viewBox="0 0 516 374" draw:points="516,187 515,200 514,212 511,224 507,236 502,247 496,258 489,270 481,281 472,292 462,302 452,311 441,319 429,327 416,335 402,342 387,349 372,355 356,360 341,364 325,368 309,371 292,372 275,373 258,374 240,373 224,372 207,371 191,368 175,364 160,360 144,355 129,349 114,342 100,335 88,327 76,319 64,311 54,302 44,292 35,281 27,270 19,258 13,247 8,236 5,224 2,212 1,200 0,187 1,174 2,163 5,150 8,139 13,127 19,116 27,104 35,94 44,83 54,73 64,63 76,54 88,46 100,38 114,31 129,25 144,19 160,14 175,9 191,6 207,4 224,1 241,0 258,0 276,0 293,1 309,4 325,6 341,9 356,14 372,19 387,25 402,31 416,38 429,46 441,54 452,63 462,73 472,83 481,94 489,104 496,116 502,127 507,139 511,150 514,162 515,174">
          <text:p/>
        </draw:polygon>
        <draw:polygon draw:style-name="gr6" draw:text-style-name="P11" draw:layer="layout" svg:width="0.514cm" svg:height="0.373cm" svg:x="13.742cm" svg:y="9.659cm" svg:viewBox="0 0 515 374" draw:points="515,187 514,200 513,212 510,224 507,236 502,247 496,258 489,269 481,281 472,292 462,302 451,311 440,320 428,328 415,335 401,342 386,349 371,355 355,360 340,364 324,368 308,371 291,372 274,373 257,374 240,373 223,372 206,371 191,368 175,364 160,360 144,355 129,349 114,342 100,335 87,328 75,320 64,311 53,302 43,292 34,281 26,269 19,258 13,247 8,236 5,224 2,212 0,200 0,187 0,174 2,163 5,150 8,139 13,127 19,116 26,104 34,94 43,83 53,73 64,63 75,54 87,46 100,38 114,31 129,25 144,19 160,14 175,9 191,6 207,4 223,1 240,0 257,0 275,0 292,1 308,4 324,6 340,9 355,14 371,19 386,25 401,31 415,38 428,46 440,54 451,63 462,73 472,83 481,94 489,104 496,116 502,127 507,139 510,150 513,162 514,174">
          <text:p/>
        </draw:polygon>
        <draw:polygon draw:style-name="gr6" draw:text-style-name="P11" draw:layer="layout" svg:width="0.514cm" svg:height="0.373cm" svg:x="18.435cm" svg:y="9.659cm" svg:viewBox="0 0 515 374" draw:points="515,187 514,200 513,212 510,224 507,236 502,247 496,258 489,269 481,281 472,292 462,302 451,311 440,320 428,328 415,335 401,342 386,349 371,355 355,360 340,364 324,368 308,371 291,372 274,373 257,374 240,373 223,372 206,371 190,368 175,364 159,360 144,355 128,349 113,342 99,335 86,328 74,320 63,311 53,302 43,292 34,281 26,269 19,258 13,247 8,236 4,224 2,212 0,200 0,187 0,174 2,163 4,150 8,139 13,127 19,116 26,104 34,94 43,83 53,73 63,63 74,54 86,46 99,38 113,31 128,25 144,19 159,14 175,9 190,6 206,4 223,1 240,0 257,0 275,0 292,1 308,4 324,6 340,9 355,14 371,19 386,25 401,31 415,38 428,46 440,54 451,63 462,73 472,83 481,94 489,104 496,116 502,127 507,139 510,150 513,162 514,174">
          <text:p/>
        </draw:polygon>
        <draw:path draw:style-name="gr7" draw:text-style-name="P11" draw:layer="layout" svg:width="0.877cm" svg:height="0.635cm" svg:x="13.517cm" svg:y="7.537cm" svg:viewBox="0 0 878 636" svg:d="M780 0h-682l-10 1h-10l-9 2-9 3-9 3-8 3-7 4-7 5-7 5-5 5-5 6-4 7-4 6-2 7-1 7-1 7v495l1 7 1 7 2 7 4 7 4 5 5 6 5 6 7 5 7 4 7 4 8 4 9 3 9 2 9 2 10 1h10 682 10l10-1 9-2 9-2 9-3 8-4 7-4 7-4 7-5 5-6 5-6 4-5 4-7 2-7 1-7 1-7v-495l-1-7-1-7-2-7-4-6-4-7-5-6-5-5-7-5-7-5-7-4-8-3-9-3-9-3-9-2h-10zM780 566h-682v-495h682zM195 247h98v248h-98zM390 141h98v354h-98zM585 354h98v141h-98z">
          <text:p/>
        </draw:path>
        <draw:path draw:style-name="gr7" draw:text-style-name="P11" draw:layer="layout" svg:width="1.096cm" svg:height="0.795cm" svg:x="8.688cm" svg:y="7.481cm" svg:viewBox="0 0 1097 796" svg:d="M548 0l-56 2-55 6-52 10-50 13-48 17-46 20-42 23-39 26-35 28-32 31-27 32-23 35-18 36-14 39-8 39-3 41 3 40 8 40 14 38 18 37 23 35 27 32 32 31 35 28 39 26 42 23 46 20 48 17 50 13 52 10 55 6 56 2 56-2 55-6 52-10 51-13 48-17 45-20 42-23 39-26 36-28 31-31 28-32 23-35 18-37 14-38 8-40 3-40-3-41-8-39-14-39-18-36-23-35-28-32-31-31-36-28-39-26-42-23-45-20-48-17-51-13-52-10-55-6zM109 398v-9l1-10 2-17 4-17 5-18 262 190v40l1 8 1 8 3 7 4 8 4 7 6 7 6 5 7 6 8 5 9 5 9 4 9 3 11 3 10 2 11 1h11v77l-40-5-38-7-38-10-35-13-34-14-31-17-29-18-28-20-24-22-22-24-19-25-16-26-12-27-9-28-6-30-2-29zM767 557h-55v-119-5l-1-3-2-4-1-4-3-3-3-4-3-3-3-3-4-2-4-3-5-1-5-2-5-2-5-1h-5-6-329v-79h110 6l5-1 5-2h5l5-3 5-2 4-2 4-2 3-3 3-3 3-3 3-4 1-4 2-3 1-4v-4-80h109l11-1 11-1 11-2 10-3 10-3 9-4 8-4 8-5 7-6 6-6 6-7 4-7 4-7 3-8 1-8 1-8v-16l30 9 28 12 27 12 26 14 24 15 23 17 21 18 19 18 17 20 15 20 14 22 11 22 8 23 7 24 4 24 1 25-2 30-6 30-10 29-13 28-17 27-20 25-23 24-25 21-3-5-4-6-4-5-4-5-5-5-6-5-6-4-7-4-7-3-7-4-8-2-8-2-8-3-9-1-9-1z">
          <text:p/>
        </draw:path>
        <draw:path draw:style-name="gr7" draw:text-style-name="P11" draw:layer="layout" svg:width="0.99cm" svg:height="0.794cm" svg:x="22.971cm" svg:y="7.446cm" svg:viewBox="0 0 991 795" svg:d="M825 562h-8l-7 1-15 2-15 2-13 4-14 4-12 5-12 6-11 7-393-166 2-7 2-6v-4l1-4v-3-4-4-3l-1-4v-3l-2-7-2-6 388-164 12 7 12 6 13 5 14 5 15 3 15 3 15 2h16 17l17-2 15-3 16-4 14-5 14-6 13-7 11-7 11-9 10-10 8-9 7-11 6-11 4-11 2-12 1-12-1-13-2-11-4-12-6-11-7-11-8-9-10-9-11-9-11-7-13-8-14-5-14-6-16-4-15-3-17-1-17-1-17 1-16 1-16 3-15 4-15 6-13 5-13 8-12 7-10 9-10 9-8 9-7 11-6 11-4 12-2 11-1 13v3 4l2 7 3 14-388 164-12-7-12-7-13-6-14-4-15-4-15-2-15-2-16-1-17 1-17 2-15 2-16 5-14 5-14 6-12 7-12 7-11 9-9 9-8 10-7 11-6 11-4 11-2 12-1 12 1 12 2 13 4 11 6 11 7 10 8 11 9 9 11 8 12 8 12 7 14 6 14 5 16 4 15 3 17 2 17 1h8l8-1 8-1 7-1 15-3 15-3 14-5 13-6 12-6 12-7 392 166-1 3-1 4-1 2v4l-1 7v6l1 12 2 11 4 11 6 11 6 10 8 10 10 9 10 8 12 7 12 8 13 5 14 5 15 4 16 3 15 2h17 16l16-2 15-3 15-4 14-5 13-5 13-8 11-7 10-8 10-9 8-10 6-10 6-11 4-11 2-11 1-12-1-12-2-12-4-11-6-11-6-10-8-9-10-9-10-9-11-7-13-7-13-6-14-4-15-5-15-2-16-2-16-1zM825 80h6l5 1h6l5 2 5 2 4 1 5 3 4 2 3 3 3 3 3 4 3 3 1 4 2 4 1 3v5 4l-1 4-2 3-1 4-3 4-3 3-3 3-3 3-4 2-5 2-4 3-5 2h-5l-6 2-5 1h-6-6l-5-1-5-2h-5l-5-2-5-3-4-2-4-2-3-3-4-3-2-3-3-4-2-4-1-3-1-4v-4-5l1-3 1-4 2-4 3-3 2-4 4-3 3-3 4-2 4-3 5-1 5-2 5-2h5l5-1zM165 439h-6l-5-1-5-1-5-1-5-2-5-2-4-2-4-3-3-3-4-2-2-4-3-4-1-3-2-4-1-4v-4-4l1-4 2-4 1-3 3-4 2-3 4-3 3-3 4-3 4-2 5-2 5-2 5-1 5-1 5-1h6 6l5 1 5 1 5 1 5 2 5 2 4 2 4 3 3 3 4 3 2 3 3 4 1 3 2 4 1 4v4 4l-1 4-2 4-1 3-3 4-2 4-4 2-3 3-4 3-4 2-5 2-5 2-5 1-5 1-5 1zM825 720h-6l-5-1-5-1-5-1-5-2-5-2-4-3-4-2-3-3-4-3-2-3-3-4-2-3-1-4-1-4v-4-4l1-4 1-4 2-3 3-4 2-4 3-2 4-3 4-3 4-2 5-2 5-2 5-2h5l5-1h6 6l5 1h5l6 2 4 2 5 2 4 2 4 3 4 3 3 2 3 4 3 4 1 3 2 4 1 4v4 4l-1 4-2 4-1 3-3 4-3 3-3 3-3 3-4 2-5 3-4 2-5 2-5 1-6 1-5 1z">
          <text:p/>
        </draw:path>
        <draw:path draw:style-name="gr7" draw:text-style-name="P11" draw:layer="layout" svg:width="0.807cm" svg:height="0.795cm" svg:x="4.556cm" svg:y="7.513cm" svg:viewBox="0 0 808 796" svg:d="M404 0h-20l-20 1-21 2-10 1-10 2-29 5-29 6-27 8-27 11-26 10-24 13-23 13-21 14-20 16-19 17-16 18-15 18-13 20-11 20-9 21-7 21-4 21-2 20-1 20 1 19 3 19 5 19 6 18 8 18 10 18 10 16 13 16 13 15 15 16 16 13 17 14 18 13 5 2 4 4 4 3 4 4 3 3 3 4 3 4 3 4 2 3 2 5 1 3 2 5 1 4 1 5v4 4 97l1 9 2 8 2 8 4 7 5 8 6 7 7 6 7 6 8 6 9 4 10 5 10 3 11 3 11 2 11 1 12 1h16l4 4 4 5 5 4 5 4 5 4 6 4 6 2 6 3 6 3 7 2 7 3 7 1 8 2h7l8 1h8 8l8-1h8l7-2 7-1 7-3 7-2 7-3 6-3 6-2 5-4 6-4 5-4 4-4 4-5 4-4h16l12-1 11-1 12-2 10-3 10-3 10-5 9-4 8-6 8-6 6-6 6-7 5-8 4-7 3-8 2-8v-9-97-4l1-4v-5l2-3 1-5 2-4 1-4 3-4 2-4 3-3 3-5 3-3 4-3 4-4 4-3 4-3 15-10 15-11 14-11 13-13 12-12 11-12 10-14 10-14 8-14 7-14 7-15 5-16 4-15 3-16 2-16v-16l-2-30-6-29-10-28-14-27-17-26-20-24-23-22-26-21-29-19-31-17-33-14-36-13-37-10-38-7-41-5zM519 586h-230v-42h230zM289 670v-42h230v42zM581 461h-355l-6-6-2-1-2-2-2-1-2-2-14-9-12-10-12-11-11-11-9-11-9-12-8-13-6-12-5-12-4-13-3-14-2-13-1-14v-14l2-14 3-13 5-16 6-14 8-15 9-14 11-13 12-12 13-12 14-11 15-11 17-9 17-9 18-8 19-7 19-6 21-5 20-3 8-1 7-1 15-1 14-1h15l30 1 28 4 28 5 26 7 26 9 23 10 23 12 20 13 19 15 17 16 14 18 12 18 10 19 7 20 5 21 1 21v11l-2 12-2 11-2 10-4 11-5 10-5 11-6 10-6 10-8 9-8 10-8 9-10 9-10 8-11 8-11 8-3 3-4 2-3 3z">
          <text:p/>
        </draw:path>
        <draw:polygon draw:style-name="gr7" draw:text-style-name="P11" draw:layer="layout" svg:width="0.057cm" svg:height="0.125cm" svg:x="4.931cm" svg:y="7.849cm" svg:viewBox="0 0 58 126" draw:points="0,0 58,0 58,126 0,126">
          <text:p/>
        </draw:polygon>
        <draw:polygon draw:style-name="gr7" draw:text-style-name="P11" draw:layer="layout" svg:width="0.162cm" svg:height="0.117cm" svg:x="4.826cm" svg:y="7.759cm" svg:viewBox="0 0 163 118" draw:points="143,104 122,118 0,30 40,0 163,89">
          <text:p/>
        </draw:polygon>
        <draw:polygon draw:style-name="gr7" draw:text-style-name="P11" draw:layer="layout" svg:width="0.162cm" svg:height="0.117cm" svg:x="4.931cm" svg:y="7.76cm" svg:viewBox="0 0 163 118" draw:points="143,15 163,30 41,118 0,89 123,0">
          <text:p/>
        </draw:polygon>
        <draw:polygon draw:style-name="gr7" draw:text-style-name="P11" draw:layer="layout" svg:width="0.403cm" svg:height="0.292cm" svg:x="18.742cm" svg:y="7.885cm" svg:viewBox="0 0 404 293" draw:points="351,255 299,293 0,76 105,0 404,217">
          <text:p/>
        </draw:polygon>
        <draw:polygon draw:style-name="gr7" draw:text-style-name="P11" draw:layer="layout" svg:width="0.941cm" svg:height="0.669cm" svg:x="18.159cm" svg:y="7.507cm" svg:viewBox="0 0 942 670" draw:points="768,267 786,267 803,265 820,262 836,258 851,252 865,245 879,238 891,230 902,221 912,211 921,201 928,189 934,178 938,166 941,153 942,140 942,133 941,125 939,118 936,110 934,103 930,96 926,89 922,82 787,180 713,126 848,28 839,25 829,22 820,20 810,18 800,17 789,15 779,15 768,14 750,15 733,17 716,20 700,24 685,30 670,36 657,43 644,51 633,60 623,70 614,81 607,91 601,103 597,115 594,128 593,140 593,146 594,152 595,157 596,163 597,168 599,173 601,178 604,182 512,249 423,184 458,159 388,108 494,31 483,24 470,17 458,12 444,8 431,4 417,2 402,1 388,0 374,1 359,2 345,4 332,8 318,12 306,17 293,24 282,31 106,160 176,210 36,210 0,236 177,364 212,338 212,236 282,287 318,261 407,326 37,594 143,670 710,259 717,261 724,263 731,264 738,266 746,266 753,267 760,267">
          <text:p/>
        </draw:polygon>
        <draw:frame presentation:style-name="pr6" draw:text-style-name="P12" draw:layer="layout" svg:width="4.064cm" svg:height="2.067cm" svg:x="2.789cm" svg:y="10.146cm">
          <draw:text-box>
            <text:p text:style-name="P3"><text:span text:style-name="T5">Research Phase</text:span></text:p>
          </draw:text-box>
        </draw:frame>
        <draw:frame presentation:style-name="pr7" draw:text-style-name="P12" draw:layer="layout" svg:width="4.064cm" svg:height="1.146cm" svg:x="7.436cm" svg:y="10.762cm">
          <draw:text-box>
            <text:p text:style-name="P3"><text:span text:style-name="T5">Project Selection &amp; </text:span><text:span text:style-name="T5">Planning</text:span></text:p>
          </draw:text-box>
        </draw:frame>
        <draw:frame presentation:style-name="pr8" draw:text-style-name="P12" draw:layer="layout" svg:width="4.064cm" svg:height="1.297cm" svg:x="11.936cm" svg:y="10.658cm">
          <draw:text-box>
            <text:p text:style-name="P3"><text:span text:style-name="T5">Assessment of </text:span><text:span text:style-name="T5">Project plan and </text:span><text:span text:style-name="T5">impact</text:span></text:p>
          </draw:text-box>
        </draw:frame>
        <draw:frame presentation:style-name="pr9" draw:text-style-name="P12" draw:layer="layout" svg:width="4.064cm" svg:height="2.906cm" svg:x="21.585cm" svg:y="10.094cm">
          <draw:text-box>
            <text:p text:style-name="P3"><text:span text:style-name="T5">Raise Seed or </text:span><text:span text:style-name="T5">support</text:span></text:p>
          </draw:text-box>
        </draw:frame>
        <draw:frame presentation:style-name="pr10" draw:text-style-name="P12" draw:layer="layout" svg:width="3.5cm" svg:height="1.708cm" svg:x="17.5cm" svg:y="10.5cm">
          <draw:text-box>
            <text:p text:style-name="P3"><text:span text:style-name="T5">Build</text:span></text:p>
          </draw:text-box>
        </draw:frame>
        <draw:frame presentation:style-name="pr11" draw:text-style-name="P13" draw:layer="layout" svg:width="9.28cm" svg:height="1.805cm" svg:x="2.22cm" svg:y="0.054cm" presentation:class="title" presentation:user-transformed="true">
          <draw:text-box>
            <text:p text:style-name="P3"><text:span text:style-name="T6">H</text:span><text:span text:style-name="T6">i</text:span><text:span text:style-name="T6">g</text:span><text:span text:style-name="T6">h</text:span><text:span text:style-name="T6">-</text:span><text:span text:style-name="T6">L</text:span><text:span text:style-name="T6">e</text:span><text:span text:style-name="T6">v</text:span><text:span text:style-name="T6">e</text:span><text:span text:style-name="T6">l</text:span><text:span text:style-name="T6"> </text:span><text:span text:style-name="T6">P</text:span><text:span text:style-name="T6">l</text:span><text:span text:style-name="T6">a</text:span><text:span text:style-name="T6">n</text:span><text:span text:style-name="T6"> </text:span><text:span text:style-name="T6">2</text:span><text:span text:style-name="T6">0</text:span><text:span text:style-name="T6">2</text:span><text:span text:style-name="T6">4</text:span></text:p>
          </draw:text-box>
        </draw:frame>
        <draw:custom-shape draw:style-name="gr8" draw:text-style-name="P1" draw:layer="layout" svg:width="3.5cm" svg:height="2cm" svg:x="3.5cm" svg:y="3.5cm">
          <text:p text:style-name="P1">Jun</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3.5cm" svg:height="2cm" svg:x="6.5cm" svg:y="3.5cm">
          <text:p text:style-name="P1">Jul</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3.5cm" svg:height="2cm" svg:x="9.5cm" svg:y="3.5cm">
          <text:p text:style-name="P1">Aug</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3.5cm" svg:height="2cm" svg:x="12.5cm" svg:y="3.5cm">
          <text:p text:style-name="P1">Sept</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3.5cm" svg:height="2cm" svg:x="15.5cm" svg:y="3.5cm">
          <text:p text:style-name="P1">Oct</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3.5cm" svg:height="2cm" svg:x="18.5cm" svg:y="3.5cm">
          <text:p text:style-name="P1">Nov</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3.5cm" svg:height="2cm" svg:x="21.5cm" svg:y="3.5cm">
          <text:p text:style-name="P1">Dec</text:p>
          <draw:enhanced-geometry svg:viewBox="0 0 21600 21600" draw:text-areas="0 0 21600 21600" draw:type="chevron" draw:modifiers="15424.16452442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8.624cm" svg:height="10.476cm" svg:x="1.482cm" svg:y="2.123cm" draw:page-number="3" presentation:class="page"/>
          <draw:frame presentation:style-name="pr12" draw:text-style-name="P6" draw:layer="layout" svg:width="17.271cm" svg:height="12.572cm" svg:x="2.159cm" svg:y="13.271cm" presentation:class="notes" presentation:placeholder="true">
            <draw:text-box/>
          </draw:frame>
        </presentation:notes>
      </draw:page>
      <draw:page draw:name="page4" draw:style-name="dp1" draw:master-page-name="Infographic3" presentation:presentation-page-layout-name="AL1T1">
        <draw:polygon draw:style-name="gr9" draw:text-style-name="P1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15"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1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1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10" draw:layer="layout" svg:width="13.677cm" svg:height="1.24cm" svg:x="12.07cm" svg:y="3.612cm" svg:viewBox="0 0 13678 1241" draw:points="0,0 13678,0 13678,1241">
          <text:p/>
        </draw:polyline>
        <draw:line draw:style-name="gr13" draw:text-style-name="P10" draw:layer="layout" svg:x1="23.987cm" svg:y1="6.76cm" svg:x2="17.747cm" svg:y2="6.76cm">
          <text:p/>
        </draw:line>
        <draw:line draw:style-name="gr13" draw:text-style-name="P10" draw:layer="layout" svg:x1="12.07cm" svg:y1="9.737cm" svg:x2="23.674cm" svg:y2="9.737cm">
          <text:p/>
        </draw:line>
        <draw:polyline draw:style-name="gr13" draw:text-style-name="P10" draw:layer="layout" svg:width="8.048cm" svg:height="0.907cm" svg:x="17.698cm" svg:y="12.529cm" svg:viewBox="0 0 8049 908" draw:points="0,908 35,905 113,903 386,900 1317,896 4077,897 8049,908 8049,0">
          <text:p/>
        </draw:polyline>
        <draw:polygon draw:style-name="gr14" draw:text-style-name="P15"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15"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15"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15"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frame presentation:style-name="pr13" draw:text-style-name="P19" draw:layer="layout" svg:width="8.692cm" svg:height="2.117cm" svg:x="3cm" svg:y="3.006cm">
          <draw:text-box>
            <text:p text:style-name="P18"><text:span text:style-name="T7">R</text:span><text:span text:style-name="T7">e</text:span><text:span text:style-name="T7">s</text:span><text:span text:style-name="T7">e</text:span><text:span text:style-name="T7">a</text:span><text:span text:style-name="T7">r</text:span><text:span text:style-name="T7">c</text:span><text:span text:style-name="T7">h</text:span><text:span text:style-name="T7"> </text:span><text:span text:style-name="T7">P</text:span><text:span text:style-name="T7">h</text:span><text:span text:style-name="T7">a</text:span><text:span text:style-name="T7">s</text:span><text:span text:style-name="T7">e</text:span></text:p>
          </draw:text-box>
        </draw:frame>
        <draw:frame presentation:style-name="pr13" draw:text-style-name="P19" draw:layer="layout" svg:width="9.398cm" svg:height="2.117cm" svg:x="7.882cm" svg:y="6.054cm">
          <draw:text-box>
            <text:p text:style-name="P18"><text:span text:style-name="T7">P</text:span><text:span text:style-name="T7">r</text:span><text:span text:style-name="T7">o</text:span><text:span text:style-name="T7">j</text:span><text:span text:style-name="T7">e</text:span><text:span text:style-name="T7">c</text:span><text:span text:style-name="T7">t</text:span><text:span text:style-name="T7"> </text:span><text:span text:style-name="T7">P</text:span><text:span text:style-name="T7">l</text:span><text:span text:style-name="T7">a</text:span><text:span text:style-name="T7">n</text:span><text:span text:style-name="T7">n</text:span><text:span text:style-name="T7">i</text:span><text:span text:style-name="T7">n</text:span><text:span text:style-name="T7">g</text:span><text:span text:style-name="T7"> </text:span><text:span text:style-name="T7">P</text:span><text:span text:style-name="T7">h</text:span><text:span text:style-name="T7">a</text:span><text:span text:style-name="T7">s</text:span><text:span text:style-name="T7">e</text:span></text:p>
          </draw:text-box>
        </draw:frame>
        <draw:frame presentation:style-name="pr13" draw:text-style-name="P19" draw:layer="layout" svg:width="9.398cm" svg:height="2.117cm" svg:x="2.294cm" svg:y="9.102cm">
          <draw:text-box>
            <text:p text:style-name="P18"><text:span text:style-name="T7">B</text:span><text:span text:style-name="T7">u</text:span><text:span text:style-name="T7">i</text:span><text:span text:style-name="T7">l</text:span><text:span text:style-name="T7">d</text:span><text:span text:style-name="T7"> </text:span><text:span text:style-name="T7">P</text:span><text:span text:style-name="T7">h</text:span><text:span text:style-name="T7">a</text:span><text:span text:style-name="T7">s</text:span><text:span text:style-name="T7">e</text:span></text:p>
          </draw:text-box>
        </draw:frame>
        <draw:frame presentation:style-name="pr13" draw:text-style-name="P19" draw:layer="layout" svg:width="9.398cm" svg:height="2.117cm" svg:x="7.882cm" svg:y="12.658cm">
          <draw:text-box>
            <text:p text:style-name="P18"><text:span text:style-name="T7">S</text:span><text:span text:style-name="T7">e</text:span><text:span text:style-name="T7">e</text:span><text:span text:style-name="T7">d</text:span><text:span text:style-name="T7"> </text:span><text:span text:style-name="T7">R</text:span><text:span text:style-name="T7">a</text:span><text:span text:style-name="T7">i</text:span><text:span text:style-name="T7">s</text:span><text:span text:style-name="T7">i</text:span><text:span text:style-name="T7">n</text:span><text:span text:style-name="T7">g</text:span><text:span text:style-name="T7"> </text:span><text:span text:style-name="T7">P</text:span><text:span text:style-name="T7">h</text:span><text:span text:style-name="T7">a</text:span><text:span text:style-name="T7">s</text:span><text:span text:style-name="T7">e</text:span></text:p>
          </draw:text-box>
        </draw:frame>
        <draw:frame presentation:style-name="pr14" draw:text-style-name="P13" draw:layer="layout" svg:width="7.549cm" svg:height="1.343cm" svg:x="2.221cm" svg:y="0.286cm" presentation:class="title" presentation:user-transformed="true">
          <draw:text-box>
            <text:p text:style-name="P3"><text:span text:style-name="T6">D</text:span><text:span text:style-name="T6">o</text:span><text:span text:style-name="T6">l</text:span><text:span text:style-name="T6">o</text:span><text:span text:style-name="T6">r</text:span><text:span text:style-name="T6"> </text:span><text:span text:style-name="T6">S</text:span><text:span text:style-name="T6">i</text:span><text:span text:style-name="T6">t</text:span></text:p>
          </draw:text-box>
        </draw:frame>
        <presentation:notes draw:style-name="dp2">
          <draw:page-thumbnail draw:style-name="gr2" draw:layer="layout" svg:width="18.624cm" svg:height="10.476cm" svg:x="1.482cm" svg:y="2.123cm" draw:page-number="4" presentation:class="page"/>
          <draw:frame presentation:style-name="pr15" draw:text-style-name="P6" draw:layer="layout" svg:width="17.271cm" svg:height="12.572cm" svg:x="2.159cm" svg:y="13.271cm" presentation:class="notes" presentation:placeholder="true">
            <draw:text-box/>
          </draw:frame>
        </presentation:notes>
      </draw:page>
      <draw:page draw:name="page5" draw:style-name="dp1" draw:master-page-name="End" presentation:presentation-page-layout-name="AL1T1">
        <draw:frame presentation:style-name="pr16" draw:text-style-name="P20" draw:layer="layout" svg:width="12.192cm" svg:height="1.923cm" svg:x="13.95cm" svg:y="8.875cm" presentation:class="title" presentation:user-transformed="true">
          <draw:text-box>
            <text:p text:style-name="P3"><text:span text:style-name="T8">T</text:span><text:span text:style-name="T8">H</text:span><text:span text:style-name="T8">A</text:span><text:span text:style-name="T8">N</text:span><text:span text:style-name="T8">K</text:span><text:span text:style-name="T8"> </text:span><text:span text:style-name="T8">Y</text:span><text:span text:style-name="T8">O</text:span><text:span text:style-name="T8">U</text:span></text:p>
          </draw:text-box>
        </draw:frame>
        <draw:frame presentation:style-name="pr17" draw:text-style-name="P21" draw:layer="layout" svg:width="9.723cm" svg:height="1.843cm" svg:x="13.95cm" svg:y="10.601cm" presentation:class="title" presentation:user-transformed="true">
          <draw:text-box>
            <text:p text:style-name="P3"><text:span text:style-name="T9">Y</text:span><text:span text:style-name="T9">e</text:span><text:span text:style-name="T9">l</text:span><text:span text:style-name="T9">l</text:span><text:span text:style-name="T9">o</text:span><text:span text:style-name="T9">w</text:span><text:span text:style-name="T9"> </text:span><text:span text:style-name="T9">I</text:span><text:span text:style-name="T9">d</text:span><text:span text:style-name="T9">e</text:span><text:span text:style-name="T9">a</text:span><text:span text:style-name="T9"> </text:span><text:span text:style-name="T9">T</text:span><text:span text:style-name="T9">e</text:span><text:span text:style-name="T9">m</text:span><text:span text:style-name="T9">p</text:span><text:span text:style-name="T9">l</text:span><text:span text:style-name="T9">a</text:span><text:span text:style-name="T9">t</text:span><text:span text:style-name="T9">e</text:span><text:span text:style-name="T9"> </text:span><text:span text:style-name="T9">f</text:span><text:span text:style-name="T9">o</text:span><text:span text:style-name="T9">r</text:span><text:span text:style-name="T9"> </text:span><text:span text:style-name="T9">L</text:span><text:span text:style-name="T9">i</text:span><text:span text:style-name="T9">b</text:span><text:span text:style-name="T9">r</text:span><text:span text:style-name="T9">e</text:span><text:span text:style-name="T9">O</text:span><text:span text:style-name="T9">f</text:span><text:span text:style-name="T9">f</text:span><text:span text:style-name="T9">i</text:span><text:span text:style-name="T9">c</text:span><text:span text:style-name="T9">e</text:span><text:span text:style-name="T9"> </text:span><text:span text:style-name="T9">I</text:span><text:span text:style-name="T9">m</text:span><text:span text:style-name="T9">p</text:span><text:span text:style-name="T9">r</text:span><text:span text:style-name="T9">e</text:span><text:span text:style-name="T9">s</text:span><text:span text:style-name="T9">s</text:span><text:span text:style-name="T9">.</text:span><text:span text:style-name="T9"><text:line-break/></text:span><text:span text:style-name="T9">C</text:span><text:span text:style-name="T9">r</text:span><text:span text:style-name="T9">e</text:span><text:span text:style-name="T9">d</text:span><text:span text:style-name="T9">i</text:span><text:span text:style-name="T9">t</text:span><text:span text:style-name="T9"> </text:span><text:span text:style-name="T9">b</text:span><text:span text:style-name="T9">y</text:span><text:span text:style-name="T9"> </text:span><text:span text:style-name="T9">:</text:span><text:span text:style-name="T9"> </text:span><text:span text:style-name="T9">@</text:span><text:span text:style-name="T9">e</text:span><text:span text:style-name="T9">a</text:span><text:span text:style-name="T9">l</text:span><text:span text:style-name="T9">i</text:span><text:span text:style-name="T9">t</text:span><text:span text:style-name="T9">a</text:span><text:span text:style-name="T9">.</text:span><text:span text:style-name="T9">i</text:span><text:span text:style-name="T9">d</text:span><text:span text:style-name="T9">,</text:span><text:span text:style-name="T9"> </text:span><text:span text:style-name="T9">2</text:span><text:span text:style-name="T9">0</text:span><text:span text:style-name="T9">2</text:span><text:span text:style-name="T9">0</text:span><text:span text:style-name="T9">.</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6-02T17:19:39.646716691</meta:creation-date>
    <meta:editing-duration>PT21M53S</meta:editing-duration>
    <meta:editing-cycles>5</meta:editing-cycles>
    <dc:date>2024-06-02T17:51:44.449106326</dc:date>
    <meta:document-statistic meta:object-count="461"/>
  </office:meta>
</office:document-meta>
</file>